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62000007624F4F272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paragraph-rsid="0022e9d8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666666"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color="#666666" fo:font-size="44pt" fo:font-weight="normal" style:font-size-asian="44pt" style:font-weight-asian="normal" style:font-size-complex="44pt" style:font-weight-complex="normal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auto-grow-height="false" fo:min-height="0.8319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width="6.3in" svg:height="6.3in" draw:z-index="4">
        <draw:image xlink:href="Pictures/1000000000000762000007624F4F272B.png" xlink:type="simple" xlink:show="embed" xlink:actuate="onLoad"/>
      </draw:frame>
      <draw:frame text:anchor-type="page" text:anchor-page-number="2" draw:z-index="0" draw:style-name="gr1" draw:text-style-name="P3" svg:width="0.6453in" svg:height="0.8323in" svg:x="3.8165in" svg:y="10.2437in">
        <draw:text-box>
          <text:p text:style-name="P2"><text:span text:style-name="T1">A</text:span></text:p>
        </draw:text-box>
      </draw:frame>
      <draw:frame text:anchor-type="page" text:anchor-page-number="2" draw:z-index="1" draw:style-name="gr1" draw:text-style-name="P3" svg:width="0.6453in" svg:height="0.8323in" draw:transform="rotate (-3.14159265358979) translate (4.46180555555556in 1.36666666666667in)">
        <draw:text-box>
          <text:p text:style-name="P2"><text:span text:style-name="T1">C</text:span></text:p>
        </draw:text-box>
      </draw:frame>
      <draw:frame text:anchor-type="page" text:anchor-page-number="2" draw:z-index="2" draw:style-name="gr1" draw:text-style-name="P3" svg:width="0.6453in" svg:height="0.8323in" draw:transform="rotate (1.5707963267949) translate (7.36805555555555in 6.19583333333333in)">
        <draw:text-box>
          <text:p text:style-name="P2"><text:span text:style-name="T1">D</text:span></text:p>
        </draw:text-box>
      </draw:frame>
      <draw:frame text:anchor-type="page" text:anchor-page-number="2" draw:z-index="3" draw:style-name="gr1" draw:text-style-name="P3" svg:width="0.6453in" svg:height="0.8323in" draw:transform="rotate (-1.5707963267949) translate (0.929861111111111in 5.55069444444444in)">
        <draw:text-box>
          <text:p text:style-name="P2"><text:span text:style-name="T1">B</text:span></text:p>
        </draw:text-box>
      </draw:fram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6T03:20:49.942217785</meta:creation-date>
    <dc:date>2013-11-18T01:59:56.221260849</dc:date>
    <meta:editing-duration>PT5M47S</meta:editing-duration>
    <meta:editing-cycles>3</meta:editing-cycles>
    <meta:generator>LibreOffice/4.1.2.3$Linux_X86_64 LibreOffice_project/410m0$Build-3</meta:generator>
    <meta:document-statistic meta:table-count="0" meta:image-count="1" meta:object-count="0" meta:page-count="2" meta:paragraph-count="0" meta:word-count="0" meta:character-count="0" meta:non-whitespace-character-count="0"/>
    <meta:user-defined meta:name="E-Mail">s@poinsart.com</meta:user-defined>
  </office:meta>
</office:document-meta>
</file>